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Banshee" svg:font-family="Banshee" style:font-family-generic="roman"/>
    <style:font-face style:name="PrioriSansOT-Bold" svg:font-family="PrioriSansOT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PrioriSansOT-Bold" fo:font-size="12pt" fo:font-weight="bold" style:font-name-asian="PrioriSansOT-Bold" style:font-size-asian="12pt" style:font-weight-asian="bold" style:font-name-complex="PrioriSansOT-Bold" style:font-size-complex="12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Banshee" fo:font-size="12pt" fo:font-style="italic" style:font-name-asian="Banshee" style:font-size-asian="12pt" style:font-style-asian="italic" style:font-name-complex="Banshee" style:font-size-complex="12pt" style:font-style-complex="italic"/>
    </style:style>
    <style:style style:name="P3" style:family="paragraph" style:parent-style-name="Standard" style:list-style-name="">
      <style:paragraph-properties style:text-autospace="none"/>
      <style:text-properties style:use-window-font-color="true"/>
    </style:style>
    <style:style style:name="T1" style:family="text">
      <style:text-properties fo:color="#ffffff" style:font-name="Banshee" fo:font-size="12pt" fo:font-style="italic" style:font-name-asian="Banshee" style:font-size-asian="12pt" style:font-style-asian="italic" style:font-name-complex="Banshee" style:font-size-complex="12pt" style:font-style-complex="italic"/>
    </style:style>
    <style:style style:name="T2" style:family="text">
      <style:text-properties style:font-name="Banshee" fo:font-size="12pt" fo:font-style="italic" style:font-name-asian="Banshee" style:font-size-asian="12pt" style:font-style-asian="italic" style:font-name-complex="Banshee" style:font-size-complex="1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fter the circled battle map:</text:p>
      <text:p text:style-name="P2">The raid went about as planned. Few Thistletop goblins perished, and we were able to secure</text:p>
      <text:p text:style-name="P2">Tobyn’s casket with ease while the rubes were distracted by the rest. I can’t wait until the real</text:p>
      <text:p text:style-name="P2">raid. This town deserves a burning, that’s for sure.</text:p>
      <text:p text:style-name="P2"/>
      <text:p text:style-name="P1">After the last of the second batch of maps:</text:p>
      <text:p text:style-name="P2">Ripnugget seems to favor the overwhelming land approach, but I don’t think it’s the best plan.</text:p>
      <text:p text:style-name="P2">We should get the quasit’s aid. Send her freaks up from below via the smuggling tunnel in my</text:p>
      <text:p text:style-name="P2">father’s Glassworks, and then invade from the river and from the Glassworks in smaller but more</text:p>
      <text:p text:style-name="P2">focused strikes. The rest except Bruthazmus agree, and I’m pretty sure the bugbear’s just being</text:p>
      <text:p text:style-name="P2">contrary to annoy me. My love’s too distracted with the lower chambers to make a decision. Says</text:p>
      <text:p text:style-name="P2">that once Malfeshnekor’s released and under her command, we won’t need to worry about being</text:p>
      <text:p text:style-name="P2">subtle. I hope she’s right.</text:p>
      <text:p text:style-name="P1"/>
      <text:p text:style-name="P1">Before the last illustration depicting Nualia as a succubus:</text:p>
      <text:p text:style-name="P2">My love seems bent on going through with it—nothing I can say convinces her of her beauty.</text:p>
      <text:p text:style-name="P2">She remains obsessed with removing what she calls her ‘celestial taint’ and replacing it with her</text:p>
      <text:p text:style-name="P2">Mother’s grace. Burning her father’s remains at the Thistletop shrine seems to have started the</text:p>
      <text:p text:style-name="P2">transformation, but I can’t say her new hand is pleasing to me. Hopefully</text:p>
      <text:p text:style-name="P2">when she offers Sandpoint to Lamashtu’s fires, her new body won’t be as</text:p>
      <text:p text:style-name="P3"><text:span text:style-name="T2">hideous. Maybe I’ll luck out. Succubi are demons too, aren’t they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Banshee" svg:font-family="Banshee" style:font-family-generic="roman"/>
    <style:font-face style:name="PrioriSansOT-Bold" svg:font-family="PrioriSansOT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7S</meta:editing-duration>
    <meta:editing-cycles>3</meta:editing-cycles>
    <meta:generator>OpenOffice.org/3.4$Win32 OpenOffice.org_project/340m1$Build-9590</meta:generator>
    <dc:date>2013-01-19T21:29:30.97</dc:date>
    <meta:document-statistic meta:table-count="0" meta:image-count="0" meta:object-count="0" meta:page-count="1" meta:paragraph-count="19" meta:word-count="253" meta:character-count="1453"/>
    <dc:creator>Nick Derevjanik</dc:creator>
    <meta:user-defined meta:name="Info 1"/>
    <meta:user-defined meta:name="Info 2"/>
    <meta:user-defined meta:name="Info 3"/>
    <meta:user-defined meta:name="Info 4"/>
  </office:meta>
</office:document-meta>
</file>